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fo:border="0.74pt solid #000000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transparent"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87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87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19" table:content-validation-name="val8" office:value-type="string" calcext:value-type="string">
            <text:p>Insid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33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BAOBABFORES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5" office:value-type="string" calcext:value-type="string">
            <text:p>DLC_BOULDER_C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33" table:content-validation-name="val7" table:number-columns-repeated="3"/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 table:number-columns-repeated="3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7" table:number-columns-repeated="4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8" table:formula="of:=COM.MICROSOFT.TEXTJOIN(&quot;, &quot;;1;[.$A$15])" office:value-type="string" office:string-value="11" calcext:value-type="string">
            <text:p>11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18" table:number-columns-repeated="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29" table:formula="of:=COM.MICROSOFT.TEXTJOIN(&quot;, &quot;;1;[.$A$14])" office:value-type="string" office:string-value="10" calcext:value-type="string">
            <text:p>10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7" table:number-columns-repeated="4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8" table:formula="of:=COM.MICROSOFT.TEXTJOIN(&quot;, &quot;;1;[.$A$16])" office:value-type="string" office:string-value="12" calcext:value-type="string">
            <text:p>12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18" table:number-columns-repeated="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29" table:formula="of:=COM.MICROSOFT.TEXTJOIN(&quot;, &quot;;1;[.$A$17])" office:value-type="string" office:string-value="13" calcext:value-type="string">
            <text:p>13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RUINS</text:p>
          </table:table-cell>
          <table:table-cell table:style-name="ce15" office:value-type="float" office:value="345" calcext:value-type="float">
            <text:p>345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; [.$A$13])" office:value-type="string" office:string-value="2, 3, 9" calcext:value-type="string">
            <text:p>2, 3, 9</text:p>
          </table:table-cell>
          <table:table-cell table:style-name="ce36" office:value-type="string" calcext:value-type="string">
            <text:p>24, 4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TEMPLE_RUIN</text:p>
          </table:table-cell>
          <table:table-cell table:style-name="ce15" office:value-type="float" office:value="1566" calcext:value-type="float">
            <text:p>1566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; [.$A$13]; [.$A$22])" office:value-type="string" office:string-value="2, 3, 9, 18" calcext:value-type="string">
            <text:p>2, 3, 9, 18</text:p>
          </table:table-cell>
          <table:table-cell table:style-name="ce36" office:value-type="string" calcext:value-type="string">
            <text:p>24, 4, 12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22])" office:value-type="string" office:string-value="18" calcext:value-type="string">
            <text:p>18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23])" office:value-type="string" office:string-value="19" calcext:value-type="string">
            <text:p>19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IRT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30"/>
          <table:table-cell table:style-name="ce39"/>
          <table:table-cell table:style-name="ce10"/>
          <table:table-cell table:style-name="ce45" table:formula="of:=COM.MICROSOFT.TEXTJOIN(&quot;, &quot;;1;[.$A$6];[.$A$7])" office:value-type="string" office:string-value="2, 3" calcext:value-type="string">
            <text:p>2, 3</text:p>
          </table:table-cell>
          <table:table-cell table:style-name="ce47" office:value-type="string" calcext:value-type="string">
            <text:p>16, 4</text:p>
          </table:table-cell>
          <table:table-cell table:style-name="ce49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CRACKS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CRAT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OFF_GRID</text:p>
          </table:table-cell>
          <table:table-cell table:style-name="ce15"/>
          <table:table-cell table:style-name="ce15" office:value-type="string" calcext:value-type="string">
            <text:p>RELIC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33])" office:value-type="string" office:string-value="29" calcext:value-type="string">
            <text:p>29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CRACKS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CRAT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5" office:value-type="string" calcext:value-type="string">
            <text:p>SEA_ROCKS_1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5" office:value-type="string" calcext:value-type="string">
            <text:p>SEA_ROCKS_2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DLC_WETROCKBEACH</text:p>
          </table:table-cell>
          <table:table-cell table:style-name="ce22" table:number-columns-repeated="2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6"/>
          <table:table-cell table:style-name="ce48"/>
          <table:table-cell table:style-name="ce11"/>
          <table:table-cell table:style-name="ce31"/>
          <table:table-cell table:style-name="ce11"/>
          <table:table-cell table:style-name="ce50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1" office:value-type="string" calcext:value-type="string">
            <text:p>DOLPHIN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number-columns-repeated="2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22" table:number-columns-repeated="4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33])" office:value-type="string" office:string-value="29" calcext:value-type="string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31" table:formula="of:=COM.MICROSOFT.TEXTJOIN(&quot;, &quot;;1;[.$A$7];[.$A$33])" office:value-type="string" office:string-value="3, 29" calcext:value-type="string">
            <text:p>3, 29</text:p>
          </table:table-cell>
          <table:table-cell table:style-name="ce11" office:value-type="string" calcext:value-type="string">
            <text:p>9, 2</text:p>
          </table:table-cell>
          <table:table-cell table:style-name="ce50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BEACH</text:p>
          </table:table-cell>
          <table:table-cell table:style-name="ce22" table:number-columns-repeated="2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/>
          <table:table-cell table:style-name="ce11"/>
          <table:table-cell table:style-name="ce50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1" office:value-type="string" calcext:value-type="string">
            <text:p>DOLPHIN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number-columns-repeated="2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22" table:number-columns-repeated="4"/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 table:formula="of:=COM.MICROSOFT.TEXTJOIN(&quot;, &quot;;1;[.$A$7];[.$A$41];[.$A$42])" office:value-type="string" office:string-value="3, 37, 38" calcext:value-type="string">
            <text:p>3, 37, 38</text:p>
          </table:table-cell>
          <table:table-cell table:style-name="ce11" office:value-type="float" office:value="8" calcext:value-type="float">
            <text:p>8</text:p>
          </table:table-cell>
          <table:table-cell table:style-name="ce50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5" office:value-type="string" calcext:value-type="string">
            <text:p>BLOCK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5" office:value-type="string" calcext:value-type="string">
            <text:p>RNW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RN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5" office:value-type="string" calcext:value-type="string">
            <text:p>STORMY_DOG</text:p>
          </table:table-cell>
          <table:table-cell table:style-name="ce15" office:value-type="float" office:value="862" calcext:value-type="float">
            <text:p>862</text:p>
          </table:table-cell>
          <table:table-cell table:style-name="ce15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IC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5" table:number-columns-repeated="2"/>
          <table:table-cell table:style-name="ce27"/>
          <table:table-cell table:style-name="ce15" table:number-columns-repeated="2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52" table:content-validation-name="val2" office:value-type="string" calcext:value-type="string">
            <text:p>Player Assigned Player Owned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2" table:content-validation-name="val4" office:value-type="string" calcext:value-type="string">
            <text:p>Tight</text:p>
          </table:table-cell>
          <table:table-cell table:style-name="ce52" table:content-validation-name="val6" office:value-type="string" calcext:value-type="string">
            <text:p>None</text:p>
          </table:table-cell>
          <table:table-cell table:style-name="ce11" table:number-columns-repeated="5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31" table:formula="of:=COM.MICROSOFT.TEXTJOIN(&quot;, &quot;;1;[.$A$6];[.$A$110:.$A$112])" office:value-type="string" office:string-value="2" calcext:value-type="string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1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49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1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49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Tight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6])" office:value-type="string" office:string-value="2" calcext:value-type="string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6];[.$A$52])" office:value-type="string" office:string-value="2, 48" calcext:value-type="string">
            <text:p>2, 48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PHOTON_MAN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/>
          <table:table-cell table:style-name="ce15" table:formula="of:=COM.MICROSOFT.TEXTJOIN(&quot;,&quot;;1;[.B$3])">
            <text:p/>
          </table:table-cell>
          <table:table-cell table:style-name="ce32"/>
          <table:table-cell/>
          <table:table-cell table:style-name="ce27" table:formula="of:=COM.MICROSOFT.TEXTJOIN(&quot;, &quot;;1;[.$A$6];[.$A$52:.$A$53])" office:value-type="string" office:string-value="2, 48, 49" calcext:value-type="string">
            <text:p>2, 48, 49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number-columns-repeated="3" table:style-name="ce3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52" table:content-validation-name="val2" office:value-type="string" calcext:value-type="string">
            <text:p>Player Assigned Player Owned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2" table:content-validation-name="val4" office:value-type="string" calcext:value-type="string">
            <text:p>Tight</text:p>
          </table:table-cell>
          <table:table-cell table:style-name="ce52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31" table:formula="of:=COM.MICROSOFT.TEXTJOIN(&quot;, &quot;;1;[.$A$6];[.$A$110:.$A$112])" office:value-type="string" office:string-value="2" calcext:value-type="string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1" office:value-type="string" calcext:value-type="string">
            <text:p>FORAGE</text:p>
          </table:table-cell>
          <table:table-cell table:style-name="ce11" table:number-columns-repeated="3"/>
          <table:table-cell table:style-name="ce52" table:content-validation-name="val2" office:value-type="string" calcext:value-type="string">
            <text:p>Player Assigned Gaia Convertible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52" table:content-validation-name="val4" office:value-type="string" calcext:value-type="string">
            <text:p>Tight</text:p>
          </table:table-cell>
          <table:table-cell table:style-name="ce52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8" office:value-type="string" calcext:value-type="string">
            <text:p>GOLD</text:p>
          </table:table-cell>
          <table:table-cell table:style-name="ce8"/>
          <table:table-cell table:style-name="ce26"/>
          <table:table-cell table:style-name="ce8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0" table:formula="of:=COM.MICROSOFT.TEXTJOIN(&quot;, &quot;;1;[.$A$6])" office:value-type="string" office:string-value="2" calcext:value-type="string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0" table:formula="of:=COM.MICROSOFT.TEXTJOIN(&quot;, &quot;;1;[.$A$6];[.$A$56])" office:value-type="string" office:string-value="2, 52" calcext:value-type="string">
            <text:p>2, 52</text:p>
          </table:table-cell>
          <table:table-cell table:style-name="ce8" office:value-type="string" calcext:value-type="string">
            <text:p>6, 4</text:p>
          </table:table-cell>
          <table:table-cell table:style-name="ce8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71" table:formula="of:=COM.MICROSOFT.TEXTJOIN(&quot;, &quot;;1;[.$A$6])" office:value-type="string" office:string-value="2" calcext:value-type="string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71" table:formula="of:=COM.MICROSOFT.TEXTJOIN(&quot;, &quot;;1;[.$A$6];[.$A$56:.$A$57])" office:value-type="string" office:string-value="2, 52, 53" calcext:value-type="string">
            <text:p>2, 52, 53</text:p>
          </table:table-cell>
          <table:table-cell table:style-name="ce9" office:value-type="string" calcext:value-type="string">
            <text:p>6, 4, 4</text:p>
          </table:table-cell>
          <table:table-cell table:style-name="ce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1" office:value-type="string" calcext:value-type="string">
            <text:p>JAVELINA</text:p>
          </table:table-cell>
          <table:table-cell table:style-name="ce11"/>
          <table:table-cell table:style-name="ce11" office:value-type="string" calcext:value-type="string">
            <text:p>CRATER</text:p>
          </table:table-cell>
          <table:table-cell table:style-name="ce11"/>
          <table:table-cell table:style-name="ce52" table:content-validation-name="val2" office:value-type="string" calcext:value-type="string">
            <text:p>Player Assigned Gaia Convertible</text:p>
          </table:table-cell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52" table:content-validation-name="val4" office:value-type="string" calcext:value-type="string">
            <text:p>Loose</text:p>
          </table:table-cell>
          <table:table-cell table:style-name="ce52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31" table:formula="of:=COM.MICROSOFT.TEXTJOIN(&quot;, &quot;;1;[.$A$6];[.$A$56:.$A$58])" office:value-type="string" office:string-value="2, 52, 53, 54" calcext:value-type="string">
            <text:p>2, 52, 53, 54</text:p>
          </table:table-cell>
          <table:table-cell table:style-name="ce11" office:value-type="string" calcext:value-type="string">
            <text:p>6, 4, 4, 4</text:p>
          </table:table-cell>
          <table:table-cell table:style-name="ce11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2">
          <table:table-cell/>
          <table:table-cell table:style-name="Default" table:number-columns-repeated="31"/>
          <table:table-cell table:number-columns-repeated="992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01:09:53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8T01:11:35.624000000</dc:date>
    <meta:editing-duration>P33DT17H59M26S</meta:editing-duration>
    <meta:editing-cycles>2724</meta:editing-cycles>
    <meta:generator>LibreOffice/7.1.3.2$Windows_X86_64 LibreOffice_project/47f78053abe362b9384784d31a6e56f8511eb1c1</meta:generator>
    <meta:document-statistic meta:table-count="1" meta:cell-count="762" meta:object-count="0"/>
  </office:meta>
</office:document-meta>
</file>